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46595f" officeooo:paragraph-rsid="0046595f"/>
    </style:style>
    <style:style style:name="P2" style:family="paragraph" style:parent-style-name="Text_20_body">
      <style:text-properties officeooo:rsid="0046595f" officeooo:paragraph-rsid="0046595f"/>
    </style:style>
    <style:style style:name="P3" style:family="paragraph" style:parent-style-name="Text_20_body">
      <style:text-properties officeooo:rsid="005763cb" officeooo:paragraph-rsid="005763cb"/>
    </style:style>
    <style:style style:name="P4" style:family="paragraph" style:parent-style-name="Standard">
      <style:text-properties officeooo:rsid="00bb59cb" officeooo:paragraph-rsid="005d88b2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officeooo:paragraph-rsid="005d160c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3">
      <style:text-properties officeooo:paragraph-rsid="005763cb"/>
    </style:style>
    <style:style style:name="P10" style:family="paragraph" style:parent-style-name="Text_20_body" style:list-style-name="L3">
      <style:text-properties officeooo:paragraph-rsid="00586d7f"/>
    </style:style>
    <style:style style:name="P11" style:family="paragraph" style:parent-style-name="Text_20_body" style:list-style-name="L3">
      <style:text-properties officeooo:rsid="00586d7f" officeooo:paragraph-rsid="00586d7f"/>
    </style:style>
    <style:style style:name="P12" style:family="paragraph" style:parent-style-name="Text_20_body" style:list-style-name="L4">
      <style:text-properties officeooo:paragraph-rsid="005a764d"/>
    </style:style>
    <style:style style:name="P13" style:family="paragraph" style:parent-style-name="Text_20_body" style:list-style-name="L4">
      <style:text-properties officeooo:paragraph-rsid="005d160c"/>
    </style:style>
    <style:style style:name="P14" style:family="paragraph" style:parent-style-name="Text_20_body">
      <style:text-properties officeooo:paragraph-rsid="005a764d"/>
    </style:style>
    <style:style style:name="P15" style:family="paragraph" style:parent-style-name="Text_20_body">
      <style:paragraph-properties fo:text-align="center" style:justify-single-word="false"/>
      <style:text-properties officeooo:rsid="0046595f" officeooo:paragraph-rsid="005dc4e7"/>
    </style:style>
    <style:style style:name="P16" style:family="paragraph" style:parent-style-name="Heading_20_1">
      <style:text-properties officeooo:rsid="0046595f" officeooo:paragraph-rsid="0046595f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Footer">
      <style:paragraph-properties fo:text-align="center" style:justify-single-word="false"/>
      <style:text-properties officeooo:paragraph-rsid="005fa533"/>
    </style:style>
    <style:style style:name="T1" style:family="text">
      <style:text-properties officeooo:rsid="0055fcf9"/>
    </style:style>
    <style:style style:name="T2" style:family="text">
      <style:text-properties officeooo:rsid="005d160c" fo:background-color="#ffff00" loext:char-shading-value="0"/>
    </style:style>
    <style:style style:name="T3" style:family="text">
      <style:text-properties officeooo:rsid="005763cb"/>
    </style:style>
    <style:style style:name="T4" style:family="text">
      <style:text-properties officeooo:rsid="00586d7f"/>
    </style:style>
    <style:style style:name="T5" style:family="text">
      <style:text-properties fo:background-color="transparent"/>
    </style:style>
    <style:style style:name="T6" style:family="text">
      <style:text-properties officeooo:rsid="005d160c" fo:background-color="transparent"/>
    </style:style>
    <style:style style:name="T7" style:family="text">
      <style:text-properties officeooo:rsid="005a764d"/>
    </style:style>
    <style:style style:name="T8" style:family="text">
      <style:text-properties officeooo:rsid="00590997"/>
    </style:style>
    <style:style style:name="T9" style:family="text">
      <style:text-properties officeooo:rsid="005d160c"/>
    </style:style>
    <style:style style:name="T10" style:family="text">
      <style:text-properties officeooo:rsid="005d88b2"/>
    </style:style>
    <style:style style:name="T11" style:family="text">
      <style:text-properties officeooo:rsid="006378c2"/>
    </style:style>
    <style:style style:name="T12" style:family="text">
      <style:text-properties officeooo:rsid="0066e5bf"/>
    </style:style>
    <style:style style:name="T13" style:family="text">
      <style:text-properties officeooo:rsid="005fa5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T1">Beitragsordnung</text:span> des Vereins</text:h>
      <text:p text:style-name="P1">Open Medicine Association e.V. </text:p>
      <text:p text:style-name="P1">(nachfolgend Verein genannt)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>Der Stand dieser Ordnung wurde von der Versammlung </text:span></text:p>
      <text:p text:style-name="P15"><text:span text:style-name="T11">am </text:span><text:span text:style-name="T12">TT.MM.JJJJ</text:span><text:span text:style-name="T11"> beschlossen.</text:span></text:p>
      <text:p text:style-name="P15"><text:span text:style-name="T11"/></text:p>
      <text:p text:style-name="P15"><text:span text:style-name="T11"/></text:p>
      <text:h text:style-name="P17" text:outline-level="2">§ 1 Grundsatz</text:h>
      <text:p text:style-name="P3">Diese Beitragsordnung ist nicht Bestandteil der Satzung. Sie regelt die Beitragsverpflichtungen der Mitglieder sowie die Gebühren und Umlagen. Sie kann nur von der Mitgliederversammlung des Vereins geändert werden.</text:p>
      <text:p text:style-name="P2"/>
      <text:h text:style-name="Heading_20_2" text:outline-level="2"><text:bookmark text:name=".C2.A7_1._H.C3.B6he_der_Beitr.C3.A4ge"/>§ <text:span text:style-name="T3">2</text:span> Höhe der Beiträge</text:h>
      <text:list xml:id="list3425907784636894197" text:style-name="L1">
        <text:list-item>
          <text:p text:style-name="P6"><text:span text:style-name="T9">Es werden Quartalsbeiträge erhoben.</text:span></text:p>
        </text:list-item>
        <text:list-item>
          <text:p text:style-name="P5">Der Mitgliedsbeitrag <text:span text:style-name="T9">pro Quartal </text:span>für natürliche Personen beträgt <text:span text:style-name="T2">6</text:span> Euro. </text:p>
        </text:list-item>
        <text:list-item>
          <text:p text:style-name="P5">Der Mindest<text:span text:style-name="T9">m</text:span>itgliedsbeitrag <text:span text:style-name="T9">pro Quartal </text:span>für juristische Personen beträgt <text:span text:style-name="T2">25</text:span><text:span text:style-name="T5"> </text:span><text:span text:style-name="T1">Euro</text:span>. Über Ausnahmen entscheidet der Vorstand auf Antrag. </text:p>
        </text:list-item>
        <text:list-item>
          <text:p text:style-name="P5">Ehrenmitglieder sind laut Satzung von der Beitragszahlung befreit. </text:p>
        </text:list-item>
      </text:list>
      <text:p text:style-name="Text_20_body"/>
      <text:h text:style-name="Heading_20_2" text:outline-level="2"><text:bookmark text:name=".C2.A7_2._Erm.C3.A4.C3.9Figung"/>§ <text:span text:style-name="T3">3</text:span> Ermäßigung</text:h>
      <text:list xml:id="list6039666330227480329" text:style-name="L2">
        <text:list-item>
          <text:p text:style-name="P7">Für Personen mit eingeschränkter finanzieller Leistungskraft (z.B. Schüler, Studenten, Arbeitslose, Rentner und Sozialhilfeempfänger) kann der Mitgliedsbeitrag auf Antrag ermäßigt werden. <text:span text:style-name="T1">Über einen schriftlich eingebrachten Antrag entscheidet der Vorstand.</text:span></text:p>
        </text:list-item>
        <text:list-item>
          <text:p text:style-name="P7">Der ermäßigte Beitrag beträgt <text:span text:style-name="T6">pro Quartal </text:span><text:span text:style-name="T2">3</text:span><text:span text:style-name="T5"> </text:span>Euro.</text:p>
        </text:list-item>
      </text:list>
      <text:p text:style-name="Text_20_body"/>
      <text:h text:style-name="Heading_20_2" text:outline-level="2"><text:bookmark text:name=".C2.A7_3._F.C3.A4lligkeit.2FZahlungsweise"/>§ <text:span text:style-name="T3">4</text:span> Fälligkeit/Zahlungsweise</text:h>
      <text:list xml:id="list442326493612532648" text:style-name="L3">
        <text:list-item>
          <text:p text:style-name="P9">Der Mitgliedsbeitrag wird jeweils <text:span text:style-name="T9">bis </text:span>zum <text:span text:style-name="T9">fünften Kalendertag des beginnenden Quartals fällig </text:span>in voller Höhe fällig.</text:p>
        </text:list-item>
        <text:list-item>
          <text:p text:style-name="P8">Die <text:span text:style-name="T3">bevorzugte </text:span>Zahlung des Beitrages erfolgt im Lastschriftverfahren. Auf besonderen Wunsch kann der Beitrag auch per Überweisung gezahlt werden. Hierbei ist jeweils die Mitgliedsnummer anzugeben.</text:p>
        </text:list-item>
        <text:list-item>
          <text:p text:style-name="P11">Änderungen der Bankverbindung eines Mitglieds, welches am Lastschriftverfahren teilnimmt, sind dem Verein schnellstmöglich bekannt zu machen.</text:p>
        </text:list-item>
        <text:list-item>
          <text:p text:style-name="P11">Bei fehlender Deckung des Girokontos eines Mitglieds werden entstandene Transaktionskosten an das Mitglied weitergegeben. </text:p>
        </text:list-item>
        <text:list-item>
          <text:p text:style-name="P10"><text:span text:style-name="T4">Bei einem Zahlungsverzug von ___ wird eine Mahnung an das Mitglied ausgesprochen mit der Bitte ihrer/seiner Zahlung schnellstmöglich nachzukommen. Wiederholter bzw. andauernder Zahlungsverzug ist ein Ausschlussgrund gemäß den Regelungen der Satzung. </text:span><text:soft-page-break/><text:span text:style-name="T4">Eine Erhebung von Mahngebühren ist nicht vorgesehen.</text:span></text:p>
        </text:list-item>
      </text:list>
      <text:h text:style-name="Heading_20_2" text:outline-level="2">§ 5 Vereinskonto</text:h>
      <text:list xml:id="list7020571217331375649" text:style-name="L4">
        <text:list-item>
          <text:p text:style-name="P13"><text:span text:style-name="T8">Alle Zahlungen sind an </text:span><text:span text:style-name="T7">ein auf den Vereinsnamen laufendes Konto zu zahlen. </text:span><text:span text:style-name="T9">Dieses</text:span><text:span text:style-name="T7"> Konto kann durch den Vorstand bestimmt werden </text:span><text:span text:style-name="T9">und ist dieser Ordnung als Anhang beizufügen</text:span><text:span text:style-name="T7">. </text:span></text:p>
        </text:list-item>
        <text:list-item>
          <text:p text:style-name="P13"><text:span text:style-name="T7">Die Kontodaten sind jedem Mitglied bei Vereinseintritt zusammen mit </text:span><text:span text:style-name="T9">dieser Beitragsordnung</text:span><text:span text:style-name="T7"> mitzuteilen. Änderungen der Kontodaten sind den Mitgliedern mit einer Frist von mind. 2 Wochen anzuzeigen.</text:span></text:p>
        </text:list-item>
        <text:list-item>
          <text:p text:style-name="P12"><text:span text:style-name="T3">Überweisung auf andere Konten sind nicht zulässig und </text:span><text:span text:style-name="T9">müssen</text:span><text:span text:style-name="T3"> nicht als Zahlungen anerkannt </text:span><text:span text:style-name="T9">werden</text:span><text:span text:style-name="T3">.</text:span></text:p>
        </text:list-item>
      </text:list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4">______________________ <text:tab/><text:tab/><text:tab/><text:tab/>_____________________________________</text:p>
      <text:p text:style-name="P4"><text:span text:style-name="T3"><text:tab/>Ort, Datum <text:tab/><text:tab/><text:tab/><text:tab/><text:tab/>Unterschrift </text:span><text:span text:style-name="T10">eines Vorstandsmitglied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text-align="center" style:justify-single-word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start" style:justify-single-word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0.3799in" fo:margin-right="0in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5fa533"/>
    </style:style>
    <style:style style:name="MT1" style:family="text">
      <style:text-properties officeooo:rsid="005fa53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eite </text:span><text:span text:style-name="MT1"><text:page-number text:select-page="current">1</text:page-number></text:span><text:span text:style-name="MT1"> /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ni </meta:initial-creator>
    <meta:creation-date>2014-12-16T16:04:32.372475083</meta:creation-date>
    <dc:date>2015-01-26T15:08:25</dc:date>
    <dc:creator>bennidi </dc:creator>
    <meta:editing-duration>PT14H51M29S</meta:editing-duration>
    <meta:editing-cycles>59</meta:editing-cycles>
    <meta:generator>LibreOffice/4.0.2.2$Linux_x86 LibreOffice_project/400m0$Build-2</meta:generator>
    <meta:document-statistic meta:table-count="0" meta:image-count="0" meta:object-count="0" meta:page-count="3" meta:paragraph-count="28" meta:word-count="342" meta:character-count="2587" meta:non-whitespace-character-count="2270"/>
  </office:meta>
</office:document-meta>
</file>